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rlito" svg:font-family="Carlito" style:font-family-generic="swiss" style:font-pitch="variable"/>
    <style:font-face style:name="Carlito1" svg:font-family="Carlito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4252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547in" fo:break-before="auto" style:use-optimal-row-height="true"/>
    </style:style>
    <style:style style:name="ta1" style:family="table" style:master-page-name="Par_20_défaut">
      <style:table-properties table:display="true" style:writing-mode="lr-tb"/>
    </style:style>
    <style:style style:name="ce1" style:family="table-cell" style:parent-style-name="Par_20_défau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Par_20_défaut">
      <style:table-cell-properties fo:wrap-option="wrap"/>
      <style:text-properties style:use-window-font-color="true" style:text-outline="false" style:text-line-through-style="none" style:text-line-through-type="none" style:font-name="Carlito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Par_20_défaut"/>
        <table:table-column table:style-name="co2" table:default-cell-style-name="Par_20_défaut"/>
        <table:table-column table:style-name="co3" table:number-columns-repeated="3" table:default-cell-style-name="Par_20_défaut"/>
        <table:table-column table:style-name="co4" table:default-cell-style-name="Par_20_défaut"/>
        <table:table-column table:style-name="co3" table:number-columns-repeated="16378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id</text:p>
          </table:table-cell>
          <table:table-cell table:style-name="ce3" office:value-type="string" calcext:value-type="string">
            <text:p>title </text:p>
          </table:table-cell>
          <table:table-cell table:style-name="ce3" office:value-type="string" calcext:value-type="string">
            <text:p>active 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ink</text:p>
          </table:table-cell>
          <table:table-cell table:style-name="Par_20_défaut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header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<text:a xlink:href="https://inse35.frama.space/apps/files/files/2247?dir=/site-test/header" xlink:type="simple">Lien</text:a></text:p>
          </table:table-cell>
          <table:table-cell table:style-name="Par_20_défaut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bout </text:p>
          </table:table-cell>
          <table:table-cell table:style-name="ce3" office:value-type="string" calcext:value-type="string">
            <text:p>A propo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<text:a xlink:href="https://inse35.frama.space/apps/files/files/2248?dir=/site-test/about" xlink:type="simple">Lien</text:a></text:p>
          </table:table-cell>
          <table:table-cell table:style-name="Par_20_défaut"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ntact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<text:a xlink:href="https://inse35.frama.space/apps/files/files/2294?dir=/site-test/contact" xlink:type="simple">Lien</text:a></text:p>
          </table:table-cell>
          <table:table-cell table:style-name="Par_20_défaut" table:number-columns-repeated="1637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v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<text:a xlink:href="https://inse35.frama.space/apps/files/files/2249?dir=/site-test/event" xlink:type="simple">Lien</text:a></text:p>
          </table:table-cell>
          <table:table-cell table:style-name="Par_20_défaut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uc</text:p>
          </table:table-cell>
          <table:table-cell table:style-name="ce3" office:value-type="string" calcext:value-type="string">
            <text:p>Un tru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ds</text:p>
          </table:table-cell>
          <table:table-cell/>
          <table:table-cell table:style-name="Par_20_défaut" table:number-columns-repeated="16378"/>
        </table:table-row>
        <table:table-row table:style-name="ro1" table:number-rows-repeated="1048569">
          <table:table-cell table:number-columns-repeated="6"/>
          <table:table-cell table:style-name="Par_20_défaut" table:number-columns-repeated="16378"/>
        </table:table-row>
        <table:table-row table:style-name="ro1">
          <table:table-cell table:number-columns-repeated="6"/>
          <table:table-cell table:style-name="Par_20_défaut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rlito" svg:font-family="Carlito" style:font-family-generic="swiss" style:font-pitch="variable"/>
    <style:font-face style:name="Carlito1" svg:font-family="Carlito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rlito" fo:font-size="10pt" fo:language="fr" fo:country="FR" style:font-name-asian="Noto Sans SC Regular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Carlito1" fo:font-size="12pt" fo:language="fr" fo:country="F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Par_20_défaut" style:display-name="Par défaut" style:family="graphic"/>
    <style:style style:name="Note" style:family="graphic" style:parent-style-name="Par_20_défau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rlito" fo:font-family="Carlito" style:font-family-generic="swiss" style:font-pitch="variable" fo:font-size="10pt" style:font-name-asian="Noto Sans SC Regular" style:font-family-asian="'Noto Sans SC Regular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16P0"/>
    </number:currency-style>
    <style:style style:name="Par_20_défaut" style:display-name="Par défaut" style:family="table-cell"/>
    <style:style style:name="Heading" style:family="table-cell" style:parent-style-name="Par_20_défau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Par_20_défau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Par_20_défau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Par_20_défau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Par_20_défau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Par_20_défaut" style:display-name="Par défau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ap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/00/0000</text:date>, <text:time style:data-style-name="N2" text:time-value="23:37:10.6820880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5T21:08:09.068837082</meta:creation-date>
    <dc:date>2025-11-26T00:07:47.454124957</dc:date>
    <meta:editing-duration>PT1H49M51S</meta:editing-duration>
    <meta:editing-cycles>4</meta:editing-cycles>
    <meta:generator>Collabora_Office/25.04.4.2$Linux_X86_64 LibreOffice_project/bac909971af4c6e920008f7c0c3d0cf2afeca619</meta:generator>
    <meta:document-statistic meta:table-count="1" meta:cell-count="32" meta:object-count="0"/>
  </office:meta>
</office:document-meta>
</file>